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StarSymbol1" svg:font-family="StarSymbol, 'Arial Unicode MS'" style:font-charset="x-symbol"/>
    <style:font-face style:name="Symbol1" svg:font-family="Symbol" style:font-family-generic="roman" style:font-charset="x-symbol"/>
    <style:font-face style:name="Symbol" svg:font-family="Symbol" style:font-family-generic="roman" style:font-pitch="variable" style:font-charset="x-symbol"/>
    <style:font-face style:name="Tahoma1" svg:font-family="Tahoma"/>
    <style:font-face style:name="F" svg:font-family="" style:font-family-generic="roman"/>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Arial" style:font-family-generic="swis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Heading_20_4" style:list-style-name="">
      <style:paragraph-properties fo:text-align="center" style:justify-single-word="false"/>
    </style:style>
    <style:style style:name="P3" style:family="paragraph" style:parent-style-name="Heading_20_1">
      <style:text-properties fo:font-size="12pt" style:font-size-asian="12pt" style:font-size-complex="12pt"/>
    </style:style>
    <style:style style:name="P4" style:family="paragraph" style:parent-style-name="Heading_20_1">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5" style:family="paragraph" style:parent-style-name="Standard" style:master-page-name="Standard">
      <style:paragraph-properties fo:text-align="center" style:justify-single-word="false" style:page-number="auto"/>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justify" style:justify-single-word="false" fo:text-indent="0cm" style:auto-text-indent="false"/>
      <style:text-properties officeooo:paragraph-rsid="0018f176"/>
    </style:style>
    <style:style style:name="P8" style:family="paragraph" style:parent-style-name="Standard">
      <style:paragraph-properties fo:margin-left="0cm" fo:margin-right="0cm" fo:text-align="justify" style:justify-single-word="false" fo:text-indent="0cm" style:auto-text-indent="false"/>
      <style:text-properties officeooo:paragraph-rsid="001ca2be"/>
    </style:style>
    <style:style style:name="P9" style:family="paragraph" style:parent-style-name="Standard">
      <style:paragraph-properties fo:margin-left="0cm" fo:margin-right="0cm" fo:text-align="justify" style:justify-single-word="false" fo:text-indent="0cm" style:auto-text-indent="false"/>
      <style:text-properties officeooo:rsid="001b3df4" officeooo:paragraph-rsid="001b3df4"/>
    </style:style>
    <style:style style:name="P10" style:family="paragraph" style:parent-style-name="Standard">
      <style:paragraph-properties fo:margin-left="0cm" fo:margin-right="0cm" fo:text-align="justify" style:justify-single-word="false" fo:text-indent="0cm" style:auto-text-indent="false"/>
      <style:text-properties officeooo:rsid="001ca2be" officeooo:paragraph-rsid="001ca2be"/>
    </style:style>
    <style:style style:name="P11" style:family="paragraph" style:parent-style-name="Text_20_body">
      <style:paragraph-properties fo:text-align="center" style:justify-single-word="false"/>
    </style:style>
    <style:style style:name="P12" style:family="paragraph" style:parent-style-name="Text_20_body">
      <style:paragraph-properties fo:margin-left="3.81cm" fo:margin-right="3.81cm" fo:margin-top="0.176cm" fo:margin-bottom="0.176cm" loext:contextual-spacing="false" fo:text-align="center" style:justify-single-word="false" fo:text-indent="0cm" style:auto-text-indent="false"/>
    </style:style>
    <style:style style:name="P13" style:family="paragraph">
      <style:paragraph-properties fo:text-align="center"/>
    </style:style>
    <style:style style:name="P14" style:family="paragraph">
      <style:paragraph-properties fo:margin-left="0.101cm" fo:margin-right="0.101cm" fo:margin-top="0.101cm" fo:margin-bottom="0.101cm" fo:text-indent="0cm"/>
    </style:style>
    <style:style style:name="P15" style:family="paragraph">
      <loext:graphic-properties draw:fill="none" draw:fill-color="#ffffff"/>
      <style:paragraph-properties fo:margin-left="0.101cm" fo:margin-right="0.101cm" fo:margin-top="0.101cm" fo:margin-bottom="0.101cm" fo:text-indent="0cm"/>
    </style:style>
    <style:style style:name="P16" style:family="paragraph">
      <loext:graphic-properties draw:fill="none"/>
    </style:style>
    <style:style style:name="P17" style:family="paragraph">
      <style:paragraph-properties fo:margin-left="0cm" fo:margin-right="0cm" fo:text-align="justify" fo:text-indent="0cm"/>
      <style:text-properties style:font-name="F" fo:font-size="6pt" style:font-size-asian="6pt" style:font-size-complex="6pt"/>
    </style:style>
    <style:style style:name="P18" style:family="paragraph">
      <loext:graphic-properties draw:fill="none" draw:fill-color="#ffffff"/>
      <style:paragraph-properties fo:margin-left="0cm" fo:margin-right="0cm" fo:text-align="justify" fo:text-indent="0cm"/>
      <style:text-properties style:font-name="F" fo:font-size="6pt" style:font-size-asian="6pt" style:font-size-complex="6pt"/>
    </style:style>
    <style:style style:name="P19" style:family="paragraph">
      <style:paragraph-properties fo:margin-left="0cm" fo:margin-right="0cm" fo:text-align="justify" fo:text-indent="0cm"/>
      <style:text-properties style:font-name="F" fo:font-size="12pt" style:font-size-asian="12pt"/>
    </style:style>
    <style:style style:name="P20" style:family="paragraph">
      <loext:graphic-properties draw:fill="none" draw:fill-color="#ffffff"/>
      <style:paragraph-properties fo:margin-left="0cm" fo:margin-right="0cm" fo:text-align="justify" fo:text-indent="0cm"/>
      <style:text-properties style:font-name="F" fo:font-size="12pt" style:font-size-asian="12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8f176"/>
    </style:style>
    <style:style style:name="T4" style:family="text">
      <style:text-properties fo:color="#000080" style:font-name="Times New Roman" fo:font-size="12pt" fo:language="fr" fo:country="FR" style:text-underline-style="solid" style:text-underline-width="auto" style:text-underline-color="font-color" fo:font-weight="bold" officeooo:rsid="0018f176" style:font-name-asian="Lucida Sans Unicode" style:font-size-asian="12pt" style:font-weight-asian="bold" style:font-name-complex="Tahoma" style:font-size-complex="12pt" style:language-complex="ar" style:country-complex="SA" style:font-weight-complex="bold"/>
    </style:style>
    <style:style style:name="T5" style:family="text">
      <style:text-properties fo:font-size="20pt" fo:font-weight="bold" style:font-size-asian="20pt" style:font-weight-asian="bold" style:font-size-complex="20pt"/>
    </style:style>
    <style:style style:name="T6" style:family="text">
      <style:text-properties style:use-window-font-color="true" style:font-name="Times" fo:font-size="20pt" fo:language="fr" fo:country="FR" fo:font-weight="bold" officeooo:rsid="0018f176" style:font-name-asian="Times New Roman" style:font-size-asian="20pt" style:font-weight-asian="bold" style:font-name-complex="Times" style:font-size-complex="20pt" style:language-complex="ar" style:country-complex="SA"/>
    </style:style>
    <style:style style:name="T7" style:family="text">
      <style:text-properties style:use-window-font-color="true" style:font-name="Times" fo:font-size="12pt" fo:language="fr" fo:country="FR" officeooo:rsid="0018f176" style:font-name-asian="Times New Roman" style:font-size-asian="12pt" style:font-name-complex="Times" style:font-size-complex="10pt" style:language-complex="ar" style:country-complex="SA"/>
    </style:style>
    <style:style style:name="T8" style:family="text">
      <style:text-properties style:use-window-font-color="true" style:font-name="Times" fo:font-size="12pt" fo:language="fr" fo:country="FR" officeooo:rsid="001ca2be" style:font-name-asian="Times New Roman" style:font-size-asian="12pt" style:font-name-complex="Times" style:font-size-complex="10pt" style:language-complex="ar" style:country-complex="SA"/>
    </style:style>
    <style:style style:name="T9" style:family="text">
      <style:text-properties officeooo:rsid="001ca2be"/>
    </style:style>
    <style:style style:name="T10" style:family="text">
      <style:text-properties officeooo:rsid="001dd45d"/>
    </style:style>
    <style:style style:name="T11" style:family="text">
      <style:text-properties style:font-name="F" fo:font-size="6pt" style:font-size-asian="6pt" style:font-size-complex="6pt"/>
    </style:style>
    <style:style style:name="T12" style:family="text">
      <style:text-properties style:font-name="F" fo:font-size="10pt" style:font-size-asian="10pt" style:font-size-complex="10pt"/>
    </style:style>
    <style:style style:name="gr1" style:family="graphic">
      <style:graphic-properties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0.54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tyle:run-through="foreground" style:vertical-pos="from-top" style:vertical-rel="paragraph" style:horizontal-pos="from-left" style:horizontal-rel="paragraph"/>
    </style:style>
    <style:style style:name="gr4" style:family="graphic">
      <style:graphic-properties style:run-through="foreground"/>
    </style:style>
    <style:style style:name="gr5" style:family="graphic">
      <style:graphic-properties draw:fill="none" draw:textarea-horizontal-align="justify" draw:textarea-vertical-align="middle" draw:auto-grow-height="false" fo:min-height="0.423cm" fo:min-width="0.847cm" style:run-through="foreground"/>
    </style:style>
    <style:style style:name="gr6" style:family="graphic">
      <style:graphic-properties draw:stroke="none" svg:stroke-color="#000000" draw:fill="none" draw:fill-color="#ffffff" fo:min-height="0.335cm" style:run-through="foreground"/>
      <style:paragraph-properties style:writing-mode="lr-tb"/>
    </style:style>
    <style:style style:name="gr7" style:family="graphic">
      <style:graphic-properties draw:stroke="none" svg:stroke-color="#000000" draw:fill="none" draw:fill-color="#ffffff" fo:min-height="0.51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Process </text:span><text:span text:style-name="T6">practicle work</text:span></text:p>
      <text:h text:style-name="P11" text:outline-level="4"/>
      <text:h text:style-name="P2" text:outline-level="4">Daniel Hagimont</text:h>
      <text:h text:style-name="P2" text:outline-level="4"><text:a xlink:type="simple" xlink:href="mailto:Daniel.Hagimont@enseeiht.fr" text:style-name="Internet_20_link" text:visited-style-name="Visited_20_Internet_20_Link">Daniel.Hagimont@</text:a><text:a xlink:type="simple" xlink:href="mailto:Daniel.Hagimont@enseeiht.fr" text:style-name="Internet_20_link" text:visited-style-name="Visited_20_Internet_20_Link"><text:span text:style-name="T4">irit</text:span></text:a><text:a xlink:type="simple" xlink:href="mailto:Daniel.Hagimont@enseeiht.fr" text:style-name="Internet_20_link" text:visited-style-name="Visited_20_Internet_20_Link">.fr</text:a></text:h>
      <text:h text:style-name="P2" text:outline-level="4">USTH</text:h>
      <text:h text:style-name="P12" text:outline-level="4"/>
      <text:h text:style-name="P3" text:outline-level="1">Objectives</text:h>
      <text:p text:style-name="P1">The objective of this exercise is to use Unix process management APIs and Unix pipes for implementing a simple shell (such as bash). This shell should allow the execution of binaries (such as ls, pwd, grep or your shell itself) and it should also allow to cascade such executions with pipes.</text:p>
      <text:h text:style-name="P4" text:outline-level="1">Reading the shell input</text:h>
      <text:p text:style-name="P1">You are given a module which implement the reading and analysis of the shell input. This module (readcmd.c/readcmd.h/tst.c) provides a <text:span text:style-name="T1">readcmd</text:span> function which returns a pointer to a <text:span text:style-name="T1">struct cmdline</text:span> data structure. A <text:span text:style-name="T2">struct cmdline</text:span> structure has the following fields:</text:p>
      <text:p text:style-name="P1"><text:span text:style-name="T1">char *err</text:span> – error message to display, else <text:span text:style-name="T2">null</text:span></text:p>
      <text:p text:style-name="P1"><text:span text:style-name="T1">char * in</text:span> – file name for input redirection, else <text:span text:style-name="T2">null</text:span></text:p>
      <text:p text:style-name="P1"><text:span text:style-name="T1">char *out </text:span>– file name for output redirection, else <text:span text:style-name="T2">null</text:span></text:p>
      <text:p text:style-name="P1"><text:span text:style-name="T1">char ***seq</text:span> – a command line is a sequence of commands. Each command's output is linked to the input of the next command by a pipe. A command is an array of strings (<text:span text:style-name="T2">char **</text:span>), whose last item is a null pointer. A sequence is an array of commands (<text:span text:style-name="T2">char ***</text:span>), whose last item is a null pointer. When a <text:span text:style-name="T2">struct cmdline</text:span> is returned by <text:span text:style-name="T2">readcmd</text:span>, <text:span text:style-name="T2">seq[0]</text:span> is never <text:span text:style-name="T2">null</text:span>. This structure may appear complex, but it is suited to be used with the <text:span text:style-name="T2">execvp</text:span> system call.</text:p>
      <text:p text:style-name="P1">The <text:span text:style-name="T2">tst.c</text:span> program gives an example of use of the <text:span text:style-name="T2">readcmd</text:span> module.</text:p>
      <text:p text:style-name="P1"/>
      <text:p text:style-name="P7"><text:span text:style-name="T3">Here is the structure the seq </text:span><text:span text:style-name="T7">variable</text:span><text:span text:style-name="T3"> is pointing to (for a "ps -ef | grep firefox" command) :</text:span></text:p>
      <text:p text:style-name="P7"/>
      <text:p text:style-name="P7"/>
      <text:p text:style-name="P7"><draw:g text:anchor-type="paragraph" draw:z-index="5" draw:style-name="gr3"><draw:g draw:style-name="gr4"><draw:custom-shape draw:name="Forme3" draw:style-name="gr5" draw:text-style-name="P16" svg:width="0.847cm" svg:height="0.424cm" svg:x="4.814cm" svg:y="0.25cm"><text:p/><draw:enhanced-geometry svg:viewBox="0 0 21600 21600" draw:type="rectangle" draw:enhanced-path="M 0 0 L 21600 0 21600 21600 0 21600 0 0 Z N"/></draw:custom-shape><draw:custom-shape draw:name="Forme3_0" draw:style-name="gr5" draw:text-style-name="P16" svg:width="0.847cm" svg:height="0.424cm" svg:x="4.814cm" svg:y="0.673cm"><text:p/><draw:enhanced-geometry svg:viewBox="0 0 21600 21600" draw:type="rectangle" draw:enhanced-path="M 0 0 L 21600 0 21600 21600 0 21600 0 0 Z N"/></draw:custom-shape><draw:custom-shape draw:name="Forme3_1" draw:style-name="gr5" draw:text-style-name="P16" svg:width="0.847cm" svg:height="0.424cm" svg:x="4.814cm" svg:y="1.097cm"><text:p/><draw:enhanced-geometry svg:viewBox="0 0 21600 21600" draw:type="rectangle" draw:enhanced-path="M 0 0 L 21600 0 21600 21600 0 21600 0 0 Z N"/></draw:custom-shape></draw:g><draw:frame draw:name="Forme1_0" draw:style-name="gr6" draw:text-style-name="P18" svg:width="0.653cm" svg:height="0.336cm" svg:x="4.92cm" svg:y="1.185cm"><draw:text-box><text:p text:style-name="P17"><text:span text:style-name="T11">NULL</text:span></text:p></draw:text-box></draw:frame></draw:g><draw:g text:anchor-type="paragraph" draw:z-index="7" draw:style-name="gr3"><draw:g draw:style-name="gr4"><draw:custom-shape draw:name="Forme3" draw:style-name="gr5" draw:text-style-name="P16" svg:width="0.847cm" svg:height="0.424cm" svg:x="4.814cm" svg:y="2.251cm"><text:p/><draw:enhanced-geometry svg:viewBox="0 0 21600 21600" draw:type="rectangle" draw:enhanced-path="M 0 0 L 21600 0 21600 21600 0 21600 0 0 Z N"/></draw:custom-shape><draw:custom-shape draw:name="Forme3_0" draw:style-name="gr5" draw:text-style-name="P16" svg:width="0.847cm" svg:height="0.424cm" svg:x="4.814cm" svg:y="2.674cm"><text:p/><draw:enhanced-geometry svg:viewBox="0 0 21600 21600" draw:type="rectangle" draw:enhanced-path="M 0 0 L 21600 0 21600 21600 0 21600 0 0 Z N"/></draw:custom-shape><draw:custom-shape draw:name="Forme3_1" draw:style-name="gr5" draw:text-style-name="P16" svg:width="0.847cm" svg:height="0.424cm" svg:x="4.814cm" svg:y="3.098cm"><text:p/><draw:enhanced-geometry svg:viewBox="0 0 21600 21600" draw:type="rectangle" draw:enhanced-path="M 0 0 L 21600 0 21600 21600 0 21600 0 0 Z N"/></draw:custom-shape></draw:g><draw:frame draw:name="Forme1_0" draw:style-name="gr6" draw:text-style-name="P18" svg:width="0.653cm" svg:height="0.336cm" svg:x="4.92cm" svg:y="3.186cm"><draw:text-box><text:p text:style-name="P17"><text:span text:style-name="T11">NULL</text:span></text:p></draw:text-box></draw:frame></draw:g><draw:frame text:anchor-type="paragraph" draw:z-index="0" draw:name="Forme1" draw:style-name="gr7" draw:text-style-name="P20" svg:width="0.847cm" svg:height="0.512cm" svg:x="0.633cm" svg:y="0.145cm"><draw:text-box><text:p text:style-name="P19"><text:span text:style-name="T12">seq</text:span></text:p></draw:text-box></draw:frame><draw:frame text:anchor-type="paragraph" draw:z-index="1" draw:name="Forme2" draw:style-name="gr2" draw:text-style-name="P15" svg:width="0.583cm" svg:height="0.548cm" svg:x="6.772cm" svg:y="0.145cm"><draw:text-box><text:p text:style-name="P14">ps</text:p></draw:text-box></draw:frame><draw:line text:anchor-type="paragraph" draw:z-index="3" draw:name="Forme4" draw:style-name="gr1" draw:text-style-name="P13" svg:x1="5.29cm" svg:y1="0.493cm" svg:x2="6.772cm" svg:y2="0.422cm"><text:p/></draw:line><draw:line text:anchor-type="paragraph" draw:z-index="12" draw:name="Forme4_2" draw:style-name="gr1" draw:text-style-name="P13" svg:x1="2.82cm" svg:y1="1.397cm" svg:x2="4.672cm" svg:y2="0.374cm"><text:p/></draw:line><draw:line text:anchor-type="paragraph" draw:z-index="14" draw:name="Forme4_5" draw:style-name="gr1" draw:text-style-name="P13" svg:x1="1.48cm" svg:y1="0.374cm" svg:x2="2.256cm" svg:y2="1.097cm"><text:p/></draw:line></text:p>
      <text:p text:style-name="P7"><draw:frame text:anchor-type="paragraph" draw:z-index="2" draw:name="Forme2_0" draw:style-name="gr2" draw:text-style-name="P15" svg:width="0.742cm" svg:height="0.548cm" svg:x="6.666cm" svg:y="0.386cm"><draw:text-box><text:p text:style-name="P14">-ef</text:p></draw:text-box></draw:frame></text:p>
      <text:p text:style-name="P7"><draw:g text:anchor-type="paragraph" draw:z-index="6" draw:style-name="gr3"><draw:g draw:style-name="gr4"><draw:custom-shape draw:name="Forme3" draw:style-name="gr5" draw:text-style-name="P16" svg:width="0.847cm" svg:height="0.424cm" svg:x="2.415cm" svg:y="0.321cm"><text:p/><draw:enhanced-geometry svg:viewBox="0 0 21600 21600" draw:type="rectangle" draw:enhanced-path="M 0 0 L 21600 0 21600 21600 0 21600 0 0 Z N"/></draw:custom-shape><draw:custom-shape draw:name="Forme3_0" draw:style-name="gr5" draw:text-style-name="P16" svg:width="0.847cm" svg:height="0.424cm" svg:x="2.415cm" svg:y="0.744cm"><text:p/><draw:enhanced-geometry svg:viewBox="0 0 21600 21600" draw:type="rectangle" draw:enhanced-path="M 0 0 L 21600 0 21600 21600 0 21600 0 0 Z N"/></draw:custom-shape><draw:custom-shape draw:name="Forme3_1" draw:style-name="gr5" draw:text-style-name="P16" svg:width="0.847cm" svg:height="0.424cm" svg:x="2.415cm" svg:y="1.168cm"><text:p/><draw:enhanced-geometry svg:viewBox="0 0 21600 21600" draw:type="rectangle" draw:enhanced-path="M 0 0 L 21600 0 21600 21600 0 21600 0 0 Z N"/></draw:custom-shape></draw:g><draw:frame draw:name="Forme1_1" draw:style-name="gr6" draw:text-style-name="P18" svg:width="0.653cm" svg:height="0.336cm" svg:x="2.503cm" svg:y="1.256cm"><draw:text-box><text:p text:style-name="P17"><text:span text:style-name="T11">NULL</text:span></text:p></draw:text-box></draw:frame></draw:g><draw:line text:anchor-type="paragraph" draw:z-index="4" draw:name="Forme4_0" draw:style-name="gr1" draw:text-style-name="P13" svg:x1="5.272cm" svg:y1="0.034cm" svg:x2="6.665cm" svg:y2="0.233cm"><text:p/></draw:line></text:p>
      <text:p text:style-name="P7"/>
      <text:p text:style-name="P7"><draw:frame text:anchor-type="paragraph" draw:z-index="8" draw:name="Forme2_1" draw:style-name="gr2" draw:text-style-name="P15" svg:width="1.112cm" svg:height="0.548cm" svg:x="6.595cm" svg:y="0.409cm"><draw:text-box><text:p text:style-name="P14">grep</text:p></draw:text-box></draw:frame><draw:line text:anchor-type="paragraph" draw:z-index="13" draw:name="Forme4_4" draw:style-name="gr1" draw:text-style-name="P13" svg:x1="2.732cm" svg:y1="0.127cm" svg:x2="4.708cm" svg:y2="0.533cm"><text:p/></draw:line></text:p>
      <text:p text:style-name="P7"><draw:line text:anchor-type="paragraph" draw:z-index="10" draw:name="Forme4_1" draw:style-name="gr1" draw:text-style-name="P13" svg:x1="5.255cm" svg:y1="0.357cm" svg:x2="6.596cm" svg:y2="0.286cm"><text:p/></draw:line></text:p>
      <text:p text:style-name="P7"><draw:frame text:anchor-type="paragraph" draw:z-index="9" draw:name="Forme2_2" draw:style-name="gr2" draw:text-style-name="P15" svg:width="1.359cm" svg:height="0.548cm" svg:x="6.525cm" svg:y="0.263cm"><draw:text-box><text:p text:style-name="P14">firefox</text:p></draw:text-box></draw:frame><draw:line text:anchor-type="paragraph" draw:z-index="11" draw:name="Forme4_3" draw:style-name="gr1" draw:text-style-name="P13" svg:x1="5.272cm" svg:y1="0.339cm" svg:x2="6.524cm" svg:y2="0.48cm"><text:p/></draw:line></text:p>
      <text:p text:style-name="P7"/>
      <text:p text:style-name="P7"/>
      <text:p text:style-name="P7"/>
      <text:p text:style-name="P9">This was seq[0] and seq[1] can be directly passed as parameters to execvp(seq[x][0], seq[x]) ;</text:p>
      <text:h text:style-name="P4" text:outline-level="1"><text:soft-page-break/></text:h>
      <text:h text:style-name="P4" text:outline-level="1"/>
      <text:h text:style-name="P4" text:outline-level="1">Instructions</text:h>
      <text:p text:style-name="P1">You have to implement a shell program which will basically rely on the <text:span text:style-name="T2">readcmd</text:span> module, and the fork, execvp, pipe and dup2 system calls.</text:p>
      <text:p text:style-name="P1"/>
      <text:p text:style-name="P8"><text:span text:style-name="T9">You can test the readcmd module with tst.</text:span><text:span text:style-name="T8">c (try it).</text:span></text:p>
      <text:p text:style-name="P8"><text:span text:style-name="T8"/></text:p>
      <text:p text:style-name="P10">You are given template of program (shell-template.c) which implements :</text:p>
      <text:p text:style-name="P10">- the general loop of the program</text:p>
      <text:p text:style-name="P10">- the cd command</text:p>
      <text:p text:style-name="P10"/>
      <text:p text:style-name="P10">Test it and then implement :</text:p>
      <text:p text:style-name="P10">- <text:span text:style-name="T10">the execution of a simple command (e.g. a binary in /bin/)</text:span></text:p>
      <text:p text:style-name="P10">- <text:span text:style-name="T10">the execution of piped commands (e.g. <text:s/>ps -ef | grep firefox | wc -l)</text:span></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tarSymbol1" svg:font-family="StarSymbol, 'Arial Unicode MS'" style:font-charset="x-symbol"/>
    <style:font-face style:name="Symbol1" svg:font-family="Symbol" style:font-family-generic="roman" style:font-charset="x-symbol"/>
    <style:font-face style:name="Symbol" svg:font-family="Symbol" style:font-family-generic="roman" style:font-pitch="variable" style:font-charset="x-symbol"/>
    <style:font-face style:name="Tahoma1" svg:font-family="Tahoma"/>
    <style:font-face style:name="F" svg:font-family="" style:font-family-generic="roman"/>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Arial"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Text_20_body" style:display-name="Text body" style:family="paragraph" style:parent-style-name="Standard" style:default-outline-level="4"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1"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properties style:font-name="Helvetica1" fo:font-family="Helvetica" style:font-family-generic="swiss" style:font-pitch="variable" fo:font-style="italic" fo:font-weight="bold" style:font-style-asian="italic" style:font-weight-asian="bold"/>
    </style:style>
    <style:style style:name="Heading_20_4" style:display-name="Heading 4" style:family="paragraph" style:parent-style-name="Heading" style:next-style-name="Text_20_body"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default-outline-level="" style:list-style-name=""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e" style:family="paragraph" style:parent-style-name="Standard">
      <style:paragraph-properties fo:margin-left="0cm" fo:margin-right="0cm" fo:text-align="justify" style:justify-single-word="false" fo:text-indent="0.501cm" style:auto-text-indent="false"/>
    </style:style>
    <style:style style:name="liste" style:family="paragraph" style:parent-style-name="Standard" style:list-style-name="WW8StyleNum">
      <style:paragraph-properties fo:margin-left="1cm" fo:margin-right="0cm" fo:text-align="justify" style:justify-single-word="false" fo:text-indent="-0.499cm" style:auto-text-indent="false"/>
    </style:style>
    <style:style style:name="List_20_Indent" style:display-name="List Indent" style:family="paragraph" style:parent-style-name="Text_20_body" style:default-outline-level="" style:list-style-name="" style:class="text">
      <style:paragraph-properties fo:margin-left="5.001cm" fo:margin-right="0cm" fo:text-indent="-4.5cm" style:auto-text-indent="false">
        <style:tab-stops>
          <style:tab-stop style:position="0cm"/>
        </style:tab-stops>
      </style:paragraph-properties>
    </style:style>
    <style:style style:name="Texte.T.t" style:family="paragraph" style:parent-style-name="Standard">
      <style:paragraph-properties fo:margin-left="0.049cm" fo:margin-right="0cm" fo:margin-top="0.141cm" fo:margin-bottom="0cm" loext:contextual-spacing="false" style:line-height-at-least="0.564cm" fo:text-align="justify" style:justify-single-word="false" fo:text-indent="1cm" style:auto-text-indent="false">
        <style:tab-stops>
          <style:tab-stop style:position="0.494cm"/>
          <style:tab-stop style:position="0.988cm"/>
          <style:tab-stop style:position="1.976cm"/>
          <style:tab-stop style:position="2cm"/>
          <style:tab-stop style:position="3cm"/>
          <style:tab-stop style:position="4.001cm"/>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St1z0"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StyleNum">
      <text:list-level-style-bullet text:level="1" text:bullet-char="">
        <style:list-level-properties text:min-label-width="0.501cm"/>
        <style:text-properties style:font-name="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TP ObjDup</dc:title>
    <meta:initial-creator>Hagimont</meta:initial-creator>
    <meta:creation-date>1997-01-09T23:09:00</meta:creation-date>
    <dc:date>2020-11-15T23:29:49.974893799</dc:date>
    <dc:language>en-US</dc:language>
    <meta:editing-cycles>62</meta:editing-cycles>
    <meta:editing-duration>P1DT3H4M47S</meta:editing-duration>
    <meta:document-statistic meta:table-count="0" meta:image-count="0" meta:object-count="0" meta:page-count="2" meta:paragraph-count="24" meta:word-count="351" meta:character-count="1992" meta:non-whitespace-character-count="1660"/>
    <meta:user-defined meta:name="Info 1"/>
    <meta:user-defined meta:name="Info 2"/>
    <meta:user-defined meta:name="Info 3"/>
    <meta:user-defined meta:name="Info 4"/>
  </office:meta>
</office:document-meta>
</file>